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2.639cm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2.417cm" fo:min-width="2.639cm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2.417cm" fo:min-width="0.561cm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3.518cm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3.75cm" fo:min-width="3.518cm"/>
    </style:style>
    <style:style style:name="gr6" style:family="graphic" style:parent-style-name="standard">
      <style:graphic-properties svg:stroke-color="#000000" draw:fill-color="#ffffff" draw:textarea-horizontal-align="justify" draw:textarea-vertical-align="top" draw:auto-grow-height="false" fo:min-height="3.75cm" fo:min-width="0.9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1.084cm" fo:min-width="2.894cm"/>
    </style:style>
    <style:style style:name="gr9" style:family="graphic" style:parent-style-name="standard">
      <style:graphic-properties svg:stroke-color="#000000" draw:fill-color="#ffffff" draw:textarea-horizontal-align="justify" draw:textarea-vertical-align="top" draw:auto-grow-height="false" fo:min-height="1.35cm" fo:min-width="2.894cm"/>
    </style:style>
    <style:style style:name="gr10" style:family="graphic" style:parent-style-name="standard">
      <style:graphic-properties svg:stroke-color="#000000" draw:fill-color="#ffffff" draw:textarea-horizontal-align="justify" draw:textarea-vertical-align="top" draw:auto-grow-height="false" fo:min-height="1.35cm" fo:min-width="0.985cm"/>
    </style:style>
    <style:style style:name="gr11" style:family="graphic" style:parent-style-name="standard">
      <style:graphic-properties svg:stroke-color="#000000" draw:fill-color="#ffffff" draw:textarea-horizontal-align="justify" draw:textarea-vertical-align="top" draw:auto-grow-height="false" fo:min-height="1.35cm" fo:min-width="0.561cm"/>
    </style:style>
    <style:style style:name="gr12" style:family="graphic" style:parent-style-name="standard">
      <style:graphic-properties svg:stroke-color="#000000" draw:fill-color="#ffffff" draw:textarea-horizontal-align="justify" draw:textarea-vertical-align="top" draw:auto-grow-height="false" fo:min-height="3.75cm" fo:min-width="2.89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09cm"/>
    </style:style>
    <style:style style:name="gr14" style:family="graphic" style:parent-style-name="standard">
      <style:graphic-properties draw:textarea-vertical-align="middle"/>
    </style:style>
    <style:style style:name="gr15" style:family="graphic">
      <style:graphic-properties style:protect="size"/>
    </style:style>
    <style:style style:name="pr1" style:family="presentation" style:parent-style-name="Standard-title">
      <style:graphic-properties fo:min-height="1.56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line-height="115%" fo:text-align="start"/>
    </style:style>
    <style:style style:name="P5" style:family="paragraph">
      <loext:graphic-properties draw:fill-color="#ffffff"/>
      <style:paragraph-properties fo:line-height="115%" fo:text-align="start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fo:font-size="10pt"/>
    </style:style>
    <style:style style:name="P7" style:family="paragraph">
      <loext:graphic-properties draw:fill="none" draw:fill-color="#ffffff"/>
      <style:text-properties fo:font-size="10pt" style:font-size-asian="8pt" style:font-size-complex="8pt"/>
    </style:style>
    <style:style style:name="P8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6.729cm" svg:height="1.563cm" svg:x="1.485cm" svg:y="0.837cm" presentation:class="title" presentation:user-transformed="true">
          <draw:text-box>
            <text:p><text:span text:style-name="T1">mentalizr ER-Diagramm</text:span></text:p>
          </draw:text-box>
        </draw:frame>
        <draw:custom-shape draw:style-name="gr1" draw:text-style-name="P3" draw:layer="layout" svg:width="3.139cm" svg:height="1.334cm" svg:x="7.261cm" svg:y="3.8cm">
          <text:p text:style-name="P2"><text:span text:style-name="T2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4" draw:id="id4" draw:layer="layout" svg:width="3.139cm" svg:height="2.667cm" svg:x="7.261cm" svg:y="5.133cm">
          <text:p text:style-name="P4"><text:span text:style-name="T2">userId: string</text:span></text:p>
          <text:p text:style-name="P4"><text:span text:style-name="T2">active: boolean</text:span></text:p>
          <text:p text:style-name="P4"><text:span text:style-name="T2">firstActive: Date</text:span></text:p>
          <text:p text:style-name="P4"><text:span text:style-name="T2">lastActive: 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" draw:id="id2" draw:layer="layout" svg:width="1.061cm" svg:height="2.667cm" svg:x="6.2cm" svg:y="5.133cm">
          <text:p text:style-name="P4"><text:span text:style-name="T2">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" draw:id="id1" draw:layer="layout" svg:width="4.018cm" svg:height="1.334cm" svg:x="3.182cm" svg:y="12.266cm">
          <text:p text:style-name="P2"><text:span text:style-name="T2">userLo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.018cm" svg:height="4cm" svg:x="3.182cm" svg:y="13.599cm">
          <text:p text:style-name="P4"><text:span text:style-name="T2">userId: string</text:span></text:p>
          <text:p text:style-name="P4"><text:span text:style-name="T2">username: string</text:span></text:p>
          <text:p text:style-name="P4"><text:span text:style-name="T2">passwordHash: String</text:span></text:p>
          <text:p text:style-name="P4"><text:span text:style-name="T2">email: string</text:span></text:p>
          <text:p text:style-name="P4"><text:span text:style-name="T2">firstName: string</text:span></text:p>
          <text:p text:style-name="P4"><text:span text:style-name="T2">lastName: string</text:span></text:p>
          <text:p text:style-name="P4"><text:span text:style-name="T2">gender: int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485cm" svg:height="4cm" svg:x="1.697cm" svg:y="13.599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svg:x1="5.191cm" svg:y1="12.266cm" svg:x2="6.2cm" svg:y2="6.466cm" draw:start-shape="id1" draw:start-glue-point="0" draw:end-shape="id2" draw:end-glue-point="3" svg:d="M5191 12266v-5800h1009" svg:viewBox="0 0 1010 5801">
          <text:p/>
        </draw:connector>
        <draw:custom-shape draw:style-name="gr8" draw:text-style-name="P3" xml:id="id3" draw:id="id3" draw:layer="layout" svg:width="3.394cm" svg:height="1.334cm" svg:x="11.031cm" svg:y="12.266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1.031cm" svg:y="13.599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9.546cm" svg:y="13.599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svg:x1="12.728cm" svg:y1="12.266cm" svg:x2="10.4cm" svg:y2="6.466cm" draw:start-shape="id3" draw:start-glue-point="0" draw:end-shape="id4" draw:end-glue-point="1" svg:d="M12728 12266v-5800h-2328" svg:viewBox="0 0 2329 5801">
          <text:p/>
        </draw:connector>
        <draw:custom-shape draw:style-name="gr8" draw:text-style-name="P3" draw:layer="layout" svg:width="3.394cm" svg:height="1.334cm" svg:x="11.031cm" svg:y="12.266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1.031cm" svg:y="13.599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9.546cm" svg:y="13.599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94cm" svg:height="1.334cm" svg:x="25.06cm" svg:y="4.2cm">
          <text:p text:style-name="P2"><text:span text:style-name="T2">prog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6" draw:id="id6" draw:layer="layout" svg:width="3.394cm" svg:height="1.6cm" svg:x="25.06cm" svg:y="5.533cm">
          <text:p text:style-name="P4"><text:span text:style-name="T2">ProgramId: string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1.061cm" svg:height="1.6cm" svg:x="24cm" svg:y="5.533cm">
          <text:p text:style-name="P4"><text:span text:style-name="T2">P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94cm" svg:height="1.334cm" svg:x="25.006cm" svg:y="10.867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25.006cm" svg:y="12.2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23.521cm" svg:y="12.2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5" draw:id="id5" draw:layer="layout" svg:width="3.394cm" svg:height="1.334cm" svg:x="25.006cm" svg:y="10.867cm">
          <text:p text:style-name="P2"><text:span text:style-name="T2">rolePat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3.394cm" svg:height="4cm" svg:x="25.006cm" svg:y="12.2cm">
          <text:p text:style-name="P4"><text:span text:style-name="T2">id: string</text:span></text:p>
          <text:p text:style-name="P4"><text:span text:style-name="T2">programId: string</text:span></text:p>
          <text:p text:style-name="P4"><text:span text:style-name="T2">therapistId: string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485cm" svg:height="4cm" svg:x="23.521cm" svg:y="12.2cm">
          <text:p text:style-name="P4"><text:span text:style-name="T2">PK, FK</text:span></text:p>
          <text:p text:style-name="P4"><text:span text:style-name="T2">FK</text:span></text:p>
          <text:p text:style-name="P4"><text:span text:style-name="T2">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svg:x1="26.703cm" svg:y1="10.867cm" svg:x2="26.757cm" svg:y2="7.133cm" draw:start-shape="id5" draw:start-glue-point="0" draw:end-shape="id6" svg:d="M26703 10867v-1867h54v-1867" svg:viewBox="0 0 55 3735">
          <text:p/>
        </draw:connector>
        <draw:connector draw:style-name="gr7" draw:text-style-name="P6" draw:layer="layout" draw:line-skew="-2.303cm" svg:x1="25.006cm" svg:y1="11.534cm" svg:x2="10.4cm" svg:y2="6.466cm" draw:start-shape="id5" draw:end-shape="id4" draw:end-glue-point="1" svg:d="M25006 11534h-9606v-5068h-5000" svg:viewBox="0 0 14607 5069">
          <text:p/>
        </draw:connector>
        <draw:custom-shape draw:style-name="gr8" draw:text-style-name="P3" draw:layer="layout" svg:width="3.394cm" svg:height="1.334cm" svg:x="18.806cm" svg:y="4.066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8.806cm" svg:y="5.4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17.321cm" svg:y="5.4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3.394cm" svg:height="1.334cm" svg:x="18.806cm" svg:y="4.066cm">
          <text:p text:style-name="P2"><text:span text:style-name="T2">roleTherap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xml:id="id8" draw:id="id8" draw:layer="layout" svg:width="3.394cm" svg:height="4cm" svg:x="18.806cm" svg:y="5.4cm">
          <text:p text:style-name="P4"><text:span text:style-name="T2">id: string</text:span></text:p>
          <text:p text:style-name="P4"><text:span text:style-name="T2">title: string</text:span></text:p>
          <text:p text:style-name="P4"><text:span text:style-name="T2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7" draw:id="id7" draw:layer="layout" svg:width="1.485cm" svg:height="4cm" svg:x="17.321cm" svg:y="5.4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6" draw:layer="layout" draw:line-skew="1.54cm" svg:x1="17.321cm" svg:y1="7.4cm" svg:x2="10.4cm" svg:y2="6.466cm" draw:start-shape="id7" draw:start-glue-point="3" draw:end-shape="id4" draw:end-glue-point="1" svg:d="M17321 7400h-1921v-934h-5000" svg:viewBox="0 0 6922 935">
          <text:p/>
        </draw:connector>
        <draw:connector draw:style-name="gr7" draw:text-style-name="P6" draw:layer="layout" svg:x1="25.006cm" svg:y1="11.534cm" svg:x2="22.2cm" svg:y2="7.4cm" draw:start-shape="id5" draw:end-shape="id8" svg:d="M25006 11534h-1403v-4134h-1403" svg:viewBox="0 0 2807 4135">
          <text:p/>
        </draw:connector>
        <draw:frame draw:style-name="gr13" draw:text-style-name="P7" draw:layer="layout" svg:width="7.001cm" svg:height="0.759cm" svg:x="1.485cm" svg:y="19.733cm">
          <draw:text-box>
            <text:p><text:span text:style-name="T3">Stand: 06.10.2020</text:span></text:p>
          </draw:text-box>
        </draw:frame>
        <draw:custom-shape draw:style-name="gr8" draw:text-style-name="P3" draw:layer="layout" svg:width="3.394cm" svg:height="1.334cm" svg:x="17.485cm" svg:y="14.067cm">
          <text:p text:style-name="P2"><text:span text:style-name="T2">userAccessKe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7.485cm" svg:y="15.4cm">
          <text:p text:style-name="P4"><text:span text:style-name="T2">userId: string</text:span></text:p>
          <text:p text:style-name="P4"><text:span text:style-name="T2">accessKey: st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16cm" svg:y="15.4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9" draw:id="id9" draw:layer="layout" svg:width="3.394cm" svg:height="1.334cm" svg:x="17.485cm" svg:y="14.067cm">
          <text:p text:style-name="P2"><text:span text:style-name="T2">roleAdminist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3.394cm" svg:height="1.6cm" svg:x="17.485cm" svg:y="15.4cm">
          <text:p text:style-name="P4"><text:span text:style-name="T2">userId: string</text:span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1.485cm" svg:height="1.6cm" svg:x="16cm" svg:y="15.4cm">
          <text:p text:style-name="P4"><text:span text:style-name="T2">PK, F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2" draw:layer="layout" svg:x1="19.182cm" svg:y1="14.067cm" svg:x2="19.183cm" svg:y2="11.603cm" draw:start-shape="id9" draw:start-glue-point="0" svg:d="M19182 14067v-1482h1v-982" svg:viewBox="0 0 2 2465">
          <text:p/>
        </draw:connector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6.729cm" svg:height="3.506cm" svg:x="1.485cm" svg:y="0.837cm" presentation:class="title" presentation:placeholder="true">
        <draw:text-box/>
      </draw:frame>
      <draw:frame presentation:style-name="Standard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6T11:53:25.100845968</meta:creation-date>
    <meta:print-date>2020-10-06T12:24:45.792985115</meta:print-date>
    <dc:date>2020-11-16T08:21:44.365621105</dc:date>
    <meta:editing-duration>PT18M25S</meta:editing-duration>
    <meta:editing-cycles>4</meta:editing-cycles>
    <meta:generator>LibreOffice/6.0.7.3$Linux_X86_64 LibreOffice_project/00m0$Build-3</meta:generator>
    <meta:document-statistic meta:object-count="65"/>
  </office:meta>
</office:document-meta>
</file>